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1.649cm" style:rel-width="64%" table:align="center" style:writing-mode="lr-tb"/>
    </style:style>
    <style:style style:name="Tableau2.A" style:family="table-column">
      <style:table-column-properties style:column-width="3.96cm" style:rel-column-width="2159*"/>
    </style:style>
    <style:style style:name="Tableau2.B" style:family="table-column">
      <style:table-column-properties style:column-width="3.844cm" style:rel-column-width="209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none" fo:border-right="none" fo:border-top="0.05pt solid #000000" fo:border-bottom="0.05pt solid #000000"/>
    </style:style>
    <style:style style:name="Tableau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none" fo:border-right="none" fo:border-top="none" fo:border-bottom="0.05pt solid #000000"/>
    </style:style>
    <style:style style:name="Tableau2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6.72cm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end" style:justify-single-word="false" style:snap-to-layout-gri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italic" style:font-size-asian="14pt" style:font-style-asian="italic" style:font-name-complex="Arial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8" style:family="paragraph" style:parent-style-name="Header">
      <style:paragraph-properties fo:margin-left="1.251cm" fo:margin-right="0cm" fo:text-align="start" style:justify-single-word="false" fo:text-indent="0cm" style:auto-text-indent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9.5pt" fo:font-style="italic" fo:font-weight="normal" fo:background-color="transparent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9.5pt" fo:font-style="italic" officeooo:rsid="000e8e99" officeooo:paragraph-rsid="000e8e99" style:font-size-asian="9.5pt" style:font-style-asian="italic" style:font-name-complex="Arial" style:font-size-complex="9.5pt" style:font-style-complex="italic"/>
    </style:style>
    <style:style style:name="P14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ab073" style:font-size-asian="10pt" style:font-size-complex="10pt"/>
    </style:style>
    <style:style style:name="P15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0ab073" style:font-size-asian="10pt" style:font-weight-asian="normal" style:font-size-complex="10pt" style:font-weight-complex="normal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 style:font-weight-complex="bold"/>
    </style:style>
    <style:style style:name="T3" style:family="text">
      <style:text-properties style:font-name="Verdana" fo:font-weight="bold" officeooo:rsid="000bf3ed" style:font-weight-asian="bold" style:font-weight-complex="bold"/>
    </style:style>
    <style:style style:name="T4" style:family="text">
      <style:text-properties style:font-name="Verdana" officeooo:rsid="000bf3ed"/>
    </style:style>
    <style:style style:name="T5" style:family="text">
      <style:text-properties style:font-name="Verdana" officeooo:rsid="000c5e3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8e99" style:font-weight-asian="bold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officeooo:rsid="000ab073"/>
    </style:style>
    <style:style style:name="T10" style:family="text">
      <style:text-properties officeooo:rsid="000e8e9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ésultat de l'audit <text:span text:style-name="T6">{NomFormulaire}</text:span> pour <text:span text:style-name="T6">{NomDu</text:span><text:span text:style-name="T7">PostParent</text:span><text:span text:style-name="T6">}</text:span></text:p>
      <text:p text:style-name="P5"/>
      <text:p text:style-name="P5">Débuté le {DateDebutAudit} à {HeureDebutAudit} par <text:span text:style-name="T6">{NomAuditeurDebut}</text:span></text:p>
      <text:p text:style-name="P5">Clôturé le {DateFinAudit} à {HeureFinAudit} par <text:span text:style-name="T6">{NomAuditeurFin}</text:span></text:p>
      <text:p text:style-name="P5"/>
      <text:p text:style-name="P5"/>
      <text:p text:style-name="P4">1- Définition de l'audit</text:p>
      <text:p text:style-name="P13">Nombre de sections audités : {NombreTask}</text:p>
      <text:p text:style-name="P7">Nombre de questions : {Nombre<text:span text:style-name="T10">Point</text:span>}</text:p>
      <text:p text:style-name="P7">Nombre de réponses : {NombreReponse} ({PourcentageReponse}%)</text:p>
      <text:p text:style-name="P7"/>
      <text:p text:style-name="P7"/>
      <text:p text:style-name="P7">Répartition des répons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6">Non répondues</text:p>
          </table:table-cell>
          <table:table-cell table:style-name="Tableau2.B1" office:value-type="string">
            <text:p text:style-name="P6">En cours</text:p>
          </table:table-cell>
          <table:table-cell table:style-name="Tableau2.C1" office:value-type="string">
            <text:p text:style-name="P6">Répondues</text:p>
          </table:table-cell>
        </table:table-row>
        <table:table-row>
          <table:table-cell table:style-name="Tableau2.A2" office:value-type="string">
            <text:p text:style-name="P6">{NombreQuestionsNonRepondues}</text:p>
          </table:table-cell>
          <table:table-cell table:style-name="Tableau2.B2" office:value-type="string">
            <text:p text:style-name="P6">{NombreQuestionsEnCours}</text:p>
          </table:table-cell>
          <table:table-cell table:style-name="Tableau2.C2" office:value-type="string">
            <text:p text:style-name="P6">{NombreQuestionsRepondues}</text:p>
          </table:table-cell>
        </table:table-row>
      </table:table>
      <text:p text:style-name="P9"/>
      <text:p text:style-name="P9"><draw:frame draw:style-name="fr2" draw:name="Objet1" text:anchor-type="paragraph" svg:width="13.628cm" svg:height="4.471cm" draw:z-index="0"><draw:object xlink:href="./Object 1" xlink:type="simple" xlink:show="embed" xlink:actuate="onLoad" draw:notify-on-update-of-ranges="Tableau2"/><draw:image xlink:href="./ObjectReplacements/Object 1" xlink:type="simple" xlink:show="embed" xlink:actuate="onLoad"/></draw:frame></text:p>
      <text:p text:style-name="P9"/>
      <text:p text:style-name="P9"/>
      <text:p text:style-name="P4">2- Contenu de l'audit</text:p>
      <text:p text:style-name="P10">[!-- BEGIN main_questions --]</text:p>
      <text:p text:style-name="P8">{NumeroQuestion}. <text:span text:style-name="T8">{IntituleQuestion}</text:span>{Reponse}{CommentaireReponse}</text:p>
      <text:p text:style-name="P10">[!-- END main_question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itle" style:family="paragraph" style:parent-style-name="Standard" style:next-style-name="Subtitle" style:class="chapter">
      <style:text-properties style:font-name="Arial" fo:font-family="Arial" style:font-family-generic="swiss" style:font-pitch="variable" fo:font-size="16pt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ab073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0ab073" style:font-size-asian="10pt" style:font-weight-asian="normal" style:font-size-complex="10pt" style:font-weight-complex="normal"/>
    </style:style>
    <style:style style:name="MT1" style:family="text">
      <style:text-properties style:font-name="Verdana"/>
    </style:style>
    <style:style style:name="MT2" style:family="text">
      <style:text-properties style:font-name="Verdana" officeooo:rsid="000bf3ed"/>
    </style:style>
    <style:style style:name="MT3" style:family="text">
      <style:text-properties style:font-name="Verdana" officeooo:rsid="000c5e3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967cm" fo:margin-left="1.358cm" fo:margin-right="1.43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84cm" fo:margin-left="0cm" fo:margin-right="0cm" fo:margin-bottom="0.586cm" style:dynamic-spacing="true"/>
      </style:header-style>
      <style:footer-style>
        <style:header-footer-properties svg:height="0.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33cm" fo:margin-bottom="1.586cm" fo:margin-left="2.499cm" fo:margin-right="0.9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111cm" svg:y="0.03cm" svg:width="2.117cm" svg:height="0.397cm" draw:z-index="1"><draw:image xlink:href="Pictures/10000000000000500000000F88A725AFCA06D7CA.png" xlink:type="simple" xlink:show="embed" xlink:actuate="onLoad" loext:mime-type="image/png"/></draw:frame>Document généré avec <text:a xlink:type="simple" xlink:href="http://taskmanager.fr/" text:style-name="Internet_20_link" text:visited-style-name="Visited_20_Internet_20_Link">taskmanager.fr</text:a></text:p>
      </style:header>
      <style:footer>
        <text:p text:style-name="MP2"><text:span text:style-name="MT1"><text:file-name text:display="name-and-extension">audit-report.odt</text:file-name></text:span><text:span text:style-name="MT1"><text:s/><text:tab/>Version </text:span><text:span text:style-name="MT2">- 1.0.</text:span><text:span text:style-name="MT3">0</text:span><text:span text:style-name="MT2">-201</text:span><text:span text:style-name="MT3">90315</text:span><text:span text:style-name="MT1"> - Page :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document eoxia</dc:description>
    <meta:initial-creator>Cédric Reynaud</meta:initial-creator>
    <meta:creation-date>2009-04-16T09:36:00</meta:creation-date>
    <dc:date>2019-03-15T21:36:19.388000000</dc:date>
    <meta:print-date>2009-04-16T09:58:00</meta:print-date>
    <meta:editing-cycles>57</meta:editing-cycles>
    <meta:editing-duration>PT2H21M12S</meta:editing-duration>
    <meta:generator>LibreOffice/6.1.5.2$Windows_X86_64 LibreOffice_project/90f8dcf33c87b3705e78202e3df5142b201bd805</meta:generator>
    <meta:document-statistic meta:table-count="1" meta:image-count="1" meta:object-count="1" meta:page-count="1" meta:paragraph-count="20" meta:word-count="80" meta:character-count="717" meta:non-whitespace-character-count="658"/>
    <meta:user-defined meta:name="Date">01/06/200</meta:user-defined>
    <meta:user-defined meta:name="Destination">M</meta:user-defined>
    <meta:user-defined meta:name="Emetteur">Laurent Magnin</meta:user-defined>
    <meta:user-defined meta:name="N° de Fax">04 67 </meta:user-defined>
    <meta:user-defined meta:name="N° de téléphone" meta:value-type="string">04 67 45 26 46.06 77 15 96 26</meta:user-defined>
    <meta:user-defined meta:name="N° du document" meta:value-type="string">LM01062002_001</meta:user-defined>
    <meta:user-defined meta:name="Objet" meta:value-type="string">Récu</meta:user-defined>
    <meta:user-defined meta:name="Service " meta:value-type="string">Services généraux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27cm" svg:height="4.471cm" xlink:href=".." xlink:type="simple" chart:class="chart:circle" chart:style-name="ch1">
        <chart:title svg:x="4.11cm" svg:y="0.225cm" chart:style-name="ch2">
          <text:p>Répartitions des réponses</text:p>
        </chart:title>
        <chart:legend chart:legend-position="bottom" svg:x="3.208cm" svg:y="3.88cm" style:legend-expansion="wide" chart:style-name="ch3"/>
        <chart:plot-area chart:style-name="ch4" table:cell-range-address="Tableau2.$A$2:.$C$3" chart:data-source-has-labels="row" svg:x="0.272cm" svg:y="1.119cm" svg:width="13.083cm" svg:height="2.488cm">
          <chartooo:coordinate-region svg:x="5.569cm" svg:y="1.119cm" svg:width="2.488cm" svg:height="2.488cm"/>
          <chart:axis chart:dimension="x" chart:name="primary-x" chart:style-name="ch5" chartooo:axis-type="auto">
            <chartooo:date-scale/>
            <chart:categories table:cell-range-address="Tableau2.$A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au2.$A$2:.$C$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 répondues</text:p>
                <draw:g>
                  <svg:desc>Tableau2.$A$1:.$C$1</svg:desc>
                </draw:g>
              </table:table-cell>
              <table:table-cell office:value-type="string">
                <text:p>En cours</text:p>
              </table:table-cell>
              <table:table-cell office:value-type="string">
                <text:p>Répondues</text:p>
              </table:table-cell>
            </table:table-row>
          </table:table-header-rows>
          <table:table-rows>
            <table:table-row>
              <table:table-cell office:value-type="string">
                <text:p>2 ligne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au2.$A$2:.$C$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